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3.849cm"/>
    </style:style>
    <style:style style:name="co10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ACTÚ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_ACTOR</text:p>
          </table:table-cell>
          <table:table-cell office:value-type="string" calcext:value-type="string">
            <text:p>ID_PELICULA</text:p>
          </table:table-cell>
          <table:table-cell office:value-type="string" calcext:value-type="string">
            <text:p>NOMBRE_PERSONAJ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égolas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l dictad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sucrist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gorn</text:p>
          </table:table-cell>
        </table:table-row>
      </table:table>
      <table:table table:name="PELÍCULAS" table:style-name="ta1"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IDIOMA</text:p>
          </table:table-cell>
          <table:table-cell table:style-name="ce1" office:value-type="string" calcext:value-type="string">
            <text:p>A COLOR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El señor de los anillo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sí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ata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sí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 gran dictador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vida de Brian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sí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 comunidad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sí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</table:table>
      <table:table table:name="DIRIGE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_DIRECTOR</text:p>
          </table:table-cell>
          <table:table-cell office:value-type="string" calcext:value-type="string">
            <text:p>ID_PELICUL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ACTORES" table:style-name="ta1"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NACIÓN</text:p>
          </table:table-cell>
          <table:table-cell table:style-name="ce2" office:value-type="string" calcext:value-type="string">
            <text:p>EDAD</text:p>
          </table:table-cell>
          <table:table-cell table:style-name="ce2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Orlando Bloom</text:p>
          </table:table-cell>
          <table:table-cell office:value-type="string" calcext:value-type="string">
            <text:p>EEUU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ma Pennella</text:p>
          </table:table-cell>
          <table:table-cell office:value-type="string" calcext:value-type="string">
            <text:p>España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rles Chaplin</text:p>
          </table:table-cell>
          <table:table-cell office:value-type="string" calcext:value-type="string">
            <text:p>EEUU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Reino Unido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eese</text:p>
          </table:table-cell>
          <table:table-cell office:value-type="string" calcext:value-type="string">
            <text:p>Reino Unido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go Mortensen</text:p>
          </table:table-cell>
          <table:table-cell office:value-type="string" calcext:value-type="string">
            <text:p>España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DIRECTORES" table:style-name="ta1"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FECHA NACIMIENTO</text:p>
          </table:table-cell>
          <table:table-cell table:style-name="ce3" office:value-type="string" calcext:value-type="string">
            <text:p>PAÍS ORIGEN</text:p>
          </table:table-cell>
          <table:table-cell table:style-name="ce3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date" office:date-value="1920-07-10" calcext:value-type="date">
            <text:p>10/07/20</text:p>
          </table:table-cell>
          <table:table-cell office:value-type="string" calcext:value-type="string">
            <text:p>Reino Uni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ese </text:p>
          </table:table-cell>
          <table:table-cell office:value-type="date" office:date-value="1950-06-10" calcext:value-type="date">
            <text:p>10/06/50</text:p>
          </table:table-cell>
          <table:table-cell office:value-type="string" calcext:value-type="string">
            <text:p>Reino Uni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plin</text:p>
          </table:table-cell>
          <table:table-cell office:value-type="date" office:date-value="1965-11-25" calcext:value-type="date">
            <text:p>25/11/65</text:p>
          </table:table-cell>
          <table:table-cell office:value-type="string" calcext:value-type="string">
            <text:p>EEU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Álex de La Iglesia</text:p>
          </table:table-cell>
          <table:table-cell office:value-type="date" office:date-value="1972-06-12" calcext:value-type="date">
            <text:p>12/06/72</text:p>
          </table:table-cell>
          <table:table-cell office:value-type="string" calcext:value-type="string">
            <text:p>Españ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ter Jackson</text:p>
          </table:table-cell>
          <table:table-cell office:value-type="date" office:date-value="1980-08-10" calcext:value-type="date">
            <text:p>10/08/80</text:p>
          </table:table-cell>
          <table:table-cell office:value-type="string" calcext:value-type="string">
            <text:p>EEUU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2" table:target-range-address="DIRIGE.A1:DIRIGE.B5"/>
        <table:database-range table:name="__Anonymous_Sheet_DB__3" table:target-range-address="ACTORES.A1:ACTORES.D10"/>
        <table:database-range table:name="__Anonymous_Sheet_DB__4" table:target-range-address="DIRECTORES.A1:DIRECTORES.D6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08:36:29.551183040</meta:creation-date>
    <dc:date>2025-10-08T09:51:42.024204568</dc:date>
    <meta:editing-duration>PT20M55S</meta:editing-duration>
    <meta:editing-cycles>1</meta:editing-cycles>
    <meta:document-statistic meta:table-count="5" meta:cell-count="113" meta:object-count="0"/>
    <meta:generator>LibreOffice/24.2.7.2$Linux_X86_64 LibreOffice_project/420$Build-2</meta:generator>
  </office:meta>
</office:document-meta>
</file>